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SUM([.G3];[.G33];[.G63])" office:value-type="float" office:value="118900" calcext:value-type="float">
            <text:p>118900</text:p>
          </table:table-cell>
          <table:table-cell table:formula="of:=[.L13]-60000+[.L6]" office:value-type="float" office:value="149200" calcext:value-type="float">
            <text:p>149200</text:p>
          </table:table-cell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6"/>
          <table:table-cell table:formula="of:=[.N2]-[.M2]" office:value-type="float" office:value="30300" calcext:value-type="float">
            <text:p>303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55" office:value-type="float" office:value="7100" calcext:value-type="float">
            <text:p>71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2" table:formula="of:=SUM([.L6:.L12])" office:value-type="float" office:value="202100" calcext:value-type="float">
            <text:p>202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  <table:table-cell table:formula="of:=SUM([.L7:.L12])" office:value-type="float" office:value="195000" calcext:value-type="float">
            <text:p>19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8"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table:number-columns-repeated="8"/>
          <table:table-cell table:style-name="ce16"/>
          <table:table-cell table:style-name="ce2" table:formula="of:=SUM([.J4:.J29])" office:value-type="float" office:value="198500" calcext:value-type="float">
            <text:p>1985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27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30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" table:formula="of:=SUM([.H34:.H59])" office:value-type="float" office:value="35026.9927536232" calcext:value-type="float">
            <text:p>35026.9927536232</text:p>
          </table:table-cell>
          <table:table-cell table:style-name="ce16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table:style-name="ce27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1233.61471861472" calcext:value-type="float">
            <text:p>1233.6147186147</text:p>
          </table:table-cell>
          <table:table-cell table:style-name="ce27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/>
          <table:table-cell office:value-type="string" calcext:value-type="string">
            <text:p>-Naira</text:p>
          </table:table-cell>
          <table:table-cell/>
          <table:table-cell table:formula="of:=SUM([.C86:.F86])" office:value-type="float" office:value="1674.06926406926" calcext:value-type="float">
            <text:p>1674.0692640693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+Mari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E86])" office:value-type="float" office:value="1793.61471861472" calcext:value-type="float">
            <text:p>1793.614718614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];[.C86];[.E86])" office:value-type="float" office:value="1434.52380952381" calcext:value-type="float">
            <text:p>1434.523809523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8" table:formula="of:=SUM([.B86:.F86])" office:value-type="float" office:value="2139.06926406926" calcext:value-type="float">
            <text:p>2139.0692640693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2" office:value-type="float" office:value="359.090909090909" calcext:value-type="float">
            <text:p>359.0909090909</text:p>
          </table:table-cell>
          <table:table-cell table:formula="of:=[.E63]/20" office:value-type="float" office:value="560" calcext:value-type="float">
            <text:p>560</text:p>
          </table:table-cell>
          <table:table-cell table:formula="of:=[.F63]/22" office:value-type="float" office:value="345.454545454545" calcext:value-type="float">
            <text:p>345.4545454545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30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B86:.D86])" office:value-type="float" office:value="1233.61471861472" calcext:value-type="float">
            <text:p>1233.6147186147</text:p>
          </table:table-cell>
          <table:table-cell table:style-name="ce30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F86])" office:value-type="float" office:value="345.454545454545" calcext:value-type="float">
            <text:p>345.4545454545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" table:formula="of:=SUM([.H64:.H89])" office:value-type="float" office:value="43149.0692640693" calcext:value-type="float">
            <text:p>43149.0692640693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0:21:29.493284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16T11:29:54.429019818</dc:date>
    <meta:editing-duration>P11DT15H49M21S</meta:editing-duration>
    <meta:editing-cycles>3496</meta:editing-cycles>
    <meta:generator>LibreOffice/4.2.8.2$Linux_X86_64 LibreOffice_project/420m0$Build-2</meta:generator>
    <meta:document-statistic meta:table-count="21" meta:cell-count="9845" meta:object-count="0"/>
  </office:meta>
</office:document-meta>
</file>